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14.2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5.26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8.94mm" fo:break-before="auto" style:use-optimal-row-height="false"/>
    </style:style>
    <style:style style:name="ro8" style:family="table-row">
      <style:table-row-properties style:row-height="5.45mm" fo:break-before="auto" style:use-optimal-row-height="true"/>
    </style:style>
    <style:style style:name="ro9" style:family="table-row">
      <style:table-row-properties style:row-height="13.95mm" fo:break-before="auto" style:use-optimal-row-height="false"/>
    </style:style>
    <style:style style:name="ro10" style:family="table-row">
      <style:table-row-properties style:row-height="13.16mm" fo:break-before="auto" style:use-optimal-row-height="false"/>
    </style:style>
    <style:style style:name="ro11" style:family="table-row">
      <style:table-row-properties style:row-height="10.18mm" fo:break-before="auto" style:use-optimal-row-height="true"/>
    </style:style>
    <style:style style:name="ro12" style:family="table-row">
      <style:table-row-properties style:row-height="12.36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" style:family="table-cell" style:parent-style-name="Default">
      <style:text-properties style:font-name="Arial1"/>
    </style:style>
    <style:style style:name="ce5" style:family="table-cell" style:parent-style-name="Default">
      <style:table-cell-properties style:vertical-align="middle"/>
      <style:text-properties style:font-name="Arial1"/>
    </style:style>
    <style:style style:name="ce6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1" fo:font-size="8pt" style:font-size-asian="8pt" style:font-size-complex="8pt" fo:hyphenate="tru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11pt double #000000" style:border-line-width-top="0.02mm 0.35mm 0.02mm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fo:wrap-option="wrap"/>
      <style:text-properties style:font-name="Arial1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12" style:family="table-cell" style:parent-style-name="Default">
      <style:table-cell-properties style:text-align-source="fix" style:repeat-content="false" style:direction="ltr"/>
      <style:paragraph-properties fo:text-align="center" fo:margin-left="0mm"/>
      <style:text-properties style:font-name="Arial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1.11pt double #000000" style:border-line-width-top="0.02mm 0.35mm 0.02mm"/>
      <style:text-properties style:font-name="Arial1"/>
    </style:style>
    <style:style style:name="ce16" style:family="table-cell" style:parent-style-name="Default" style:data-style-name="N110">
      <style:text-properties style:font-name="Arial1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7" style:family="table-cell" style:parent-style-name="Default" style:data-style-name="N108">
      <style:table-cell-properties fo:border-bottom="none" fo:border-left="none" fo:border-right="none" fo:border-top="1.11pt double #000000" style:border-line-width-top="0.02mm 0.35mm 0.02mm"/>
      <style:text-properties style:font-name="Arial1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>
      <style:table-cell-properties style:vertical-align="middle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size="8pt" style:font-size-asian="8pt" style:font-size-complex="8pt"/>
    </style:style>
    <style:style style:name="ce20" style:family="table-cell" style:parent-style-name="Default" style:data-style-name="N109">
      <style:text-properties style:font-name="Arial1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1.11pt double #000000" style:border-line-width-top="0.02mm 0.35mm 0.02mm"/>
      <style:paragraph-properties fo:text-align="end" fo:margin-left="0mm"/>
      <style:text-properties style:font-name="Arial1"/>
    </style:style>
    <style:style style:name="ce22" style:family="table-cell" style:parent-style-name="Default" style:data-style-name="N109"/>
    <style:style style:name="ce23" style:family="table-cell" style:parent-style-name="Default" style:data-style-name="N109">
      <style:table-cell-properties fo:border-bottom="none" fo:border-left="none" fo:border-right="none" fo:border-top="1.11pt double #000000" style:border-line-width-top="0.02mm 0.35mm 0.02mm"/>
    </style:style>
    <style:style style:name="ce2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 fo:hyphenate="true"/>
    </style:style>
    <style:style style:name="ce25" style:family="table-cell" style:parent-style-name="Default" style:data-style-name="N2"/>
    <style:style style:name="ce26" style:family="table-cell" style:parent-style-name="Default">
      <style:table-cell-properties fo:border-bottom="none" fo:background-color="#23ff23" style:text-align-source="fix" style:repeat-content="false" fo:border-left="none" fo:border-right="none" fo:border-top="1.11pt double #000000" style:border-line-width-top="0.02mm 0.35mm 0.02mm"/>
      <style:paragraph-properties fo:text-align="end" fo:margin-left="0mm"/>
      <style:text-properties style:font-name="Arial1"/>
    </style:style>
    <style:style style:name="ce27" style:family="table-cell" style:parent-style-name="Default">
      <style:table-cell-properties fo:border-bottom="none" fo:border-left="none" fo:border-right="none" fo:border-top="1.11pt double #000000" style:border-line-width-top="0.02mm 0.35mm 0.02m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 style:protect="size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font-name="Arial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4"/>
        <table:table-column table:style-name="co2" table:number-columns-repeated="25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eobachtete Ankünfte in einem bestimmten Zeitintervall </text:p>
          </table:table-cell>
          <table:covered-table-cell table:style-name="ce11"/>
          <table:covered-table-cell table:number-columns-repeated="3"/>
          <table:table-cell table:number-columns-repeated="251"/>
        </table:table-row>
        <table:table-row table:style-name="ro2">
          <table:table-cell table:style-name="ce2" office:value-type="string" calcext:value-type="string">
            <text:p>Anz. der Ankünfte</text:p>
          </table:table-cell>
          <table:table-cell table:style-name="ce2" office:value-type="string" calcext:value-type="string">
            <text:p>Frequenz (wie oft beobachtet)</text:p>
          </table:table-cell>
          <table:table-cell table:number-columns-repeated="25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5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5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5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5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5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5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5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>
            <draw:frame table:end-cell-address="Tabelle1.D33" table:end-x="7.88mm" table:end-y="3.9mm" draw:z-index="0" draw:style-name="gr1" svg:width="80.07mm" svg:height="70.08mm" svg:x="3.95mm" svg:y="2.14mm">
              <draw:object draw:notify-on-update-of-ranges="Tabelle1.A3:Tabelle1.A14 Tabelle1.B2:Tabelle1.B2 Tabelle1.B3:Tabelle1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 table:number-rows-repeated="20">
          <table:table-cell table:number-columns-repeated="256"/>
        </table:table-row>
        <table:table-row table:style-name="ro3">
          <table:table-cell office:value-type="string" calcext:value-type="string" table:number-columns-spanned="2" table:number-rows-spanned="1">
            <text:p>Vermutung laut Histogramm: </text:p>
          </table:table-cell>
          <table:covered-table-cell/>
          <table:table-cell office:value-type="string" calcext:value-type="string" table:number-columns-spanned="2" table:number-rows-spanned="1">
            <text:p>Poissonverteilung</text:p>
          </table:table-cell>
          <table:covered-table-cell/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3">
          <table:table-cell office:value-type="string" calcext:value-type="string">
            <text:p>Poissonverteilung: </text:p>
          </table:table-cell>
          <table:table-cell office:value-type="string" calcext:value-type="string" table:number-columns-spanned="5" table:number-rows-spanned="1">
            <text:p>ein Parameter (Erwartungswert = Varianz) ist zu schätzen</text:p>
          </table:table-cell>
          <table:covered-table-cell table:number-columns-repeated="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5" office:value-type="string" calcext:value-type="string">
            <text:p>Chi-Quadrat Test:</text:p>
          </table:table-cell>
          <table:table-cell>
            <draw:frame table:end-cell-address="Tabelle1.C42" table:end-x="17.57mm" table:end-y="15.03mm" draw:z-index="2" draw:style-name="gr2" svg:width="36.2mm" svg:height="14.03mm" svg:x="4.04mm" svg:y="1mm">
              <t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9" office:value-type="string" calcext:value-type="string" table:number-columns-spanned="2" table:number-rows-spanned="1">
            <text:p>k: Anzahl der Klassen im Histogramm</text:p>
          </table:table-cell>
          <table:covered-table-cell/>
          <table:table-cell table:number-columns-repeated="251"/>
        </table:table-row>
        <table:table-row table:style-name="ro4">
          <table:table-cell table:style-name="ce5"/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6">
          <table:table-cell table:style-name="ce6" office:value-type="string" calcext:value-type="string">
            <text:p>Anz. der Ankünfte</text:p>
          </table:table-cell>
          <table:table-cell table:style-name="ce6" office:value-type="string" calcext:value-type="string">
            <text:p>Frequenz beobachtet – B<text:span text:style-name="T1">i</text:span></text:p>
          </table:table-cell>
          <table:table-cell table:style-name="ce6" office:value-type="string" calcext:value-type="string">
            <text:p>Anz. * Frequ.</text:p>
          </table:table-cell>
          <table:table-cell table:style-name="ce6" office:value-type="string" calcext:value-type="string">
            <text:p>Wahrscheinlichkeit</text:p>
          </table:table-cell>
          <table:table-cell table:style-name="ce6" office:value-type="string" calcext:value-type="string">
            <text:p>Frequenz erwartet</text:p>
          </table:table-cell>
          <table:table-cell table:style-name="ce6" office:value-type="string" calcext:value-type="string">
            <text:p>Frequenz erwartet neu – E<text:span text:style-name="T1">i</text:span></text:p>
          </table:table-cell>
          <table:table-cell table:style-name="ce6" office:value-type="string" calcext:value-type="string">
            <text:p>Frequenz beobachtet neu – B<text:span text:style-name="T1">i</text:span></text:p>
          </table:table-cell>
          <table:table-cell table:style-name="ce24" office:value-type="string" calcext:value-type="string">
            <text:p>(B<text:span text:style-name="T1">i</text:span><text:span text:style-name="T2"> – E</text:span><text:span text:style-name="T1">i</text:span><text:span text:style-name="T2">)^2 / E</text:span><text:span text:style-name="T1">i</text:span></text:p>
          </table:table-cell>
          <table:table-cell table:number-columns-repeated="24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formula="of:=[.A46]*[.B46]" office:value-type="float" office:value="0" calcext:value-type="float">
            <text:p>0</text:p>
          </table:table-cell>
          <table:table-cell table:style-name="ce16" table:formula="of:=POISSON([.A46];[.$B$60];0)" office:value-type="float" office:value="0.026252343965688" calcext:value-type="float">
            <text:p>0,026</text:p>
          </table:table-cell>
          <table:table-cell table:style-name="ce20" table:formula="of:=SUM([.$B$46:.$B$57]) * [.D46]" office:value-type="float" office:value="2.6252343965688" calcext:value-type="float">
            <text:p>2,6</text:p>
          </table:table-cell>
          <table:table-cell table:style-name="ce22"/>
          <table:table-cell table:style-name="ce12"/>
          <table:table-cell table:style-name="ce25"/>
          <table:table-cell table:number-columns-repeated="24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formula="of:=[.A47]*[.B47]" office:value-type="float" office:value="10" calcext:value-type="float">
            <text:p>10</text:p>
          </table:table-cell>
          <table:table-cell table:style-name="ce16" table:formula="of:=POISSON([.A47];[.$B$60];0)" office:value-type="float" office:value="0.0955585320351042" calcext:value-type="float">
            <text:p>0,096</text:p>
          </table:table-cell>
          <table:table-cell table:style-name="ce20" table:formula="of:=SUM([.$B$46:.$B$57]) * [.D47]" office:value-type="float" office:value="9.55585320351042" calcext:value-type="float">
            <text:p>9,6</text:p>
          </table:table-cell>
          <table:table-cell table:style-name="ce22" table:formula="of:=SUM([.E46:.E47])" office:value-type="float" office:value="12.1810876000792" calcext:value-type="float">
            <text:p>12,2</text:p>
          </table:table-cell>
          <table:table-cell table:style-name="ce12" office:value-type="float" office:value="22" calcext:value-type="float">
            <text:p>22</text:p>
          </table:table-cell>
          <table:table-cell table:style-name="ce25" table:formula="of:=([.G47]-[.F47])^2 / [.F47]" office:value-type="float" office:value="7.91481383950405" calcext:value-type="float">
            <text:p>7,91</text:p>
          </table:table-cell>
          <table:table-cell table:number-columns-repeated="24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[.A48]*[.B48]" office:value-type="float" office:value="38" calcext:value-type="float">
            <text:p>38</text:p>
          </table:table-cell>
          <table:table-cell table:style-name="ce16" table:formula="of:=POISSON([.A48];[.$B$60];0)" office:value-type="float" office:value="0.17391652830389" calcext:value-type="float">
            <text:p>0,174</text:p>
          </table:table-cell>
          <table:table-cell table:style-name="ce20" table:formula="of:=SUM([.$B$46:.$B$57]) * [.D48]" office:value-type="float" office:value="17.391652830389" calcext:value-type="float">
            <text:p>17,4</text:p>
          </table:table-cell>
          <table:table-cell table:style-name="ce22" table:formula="of:=[.E48]" office:value-type="float" office:value="17.391652830389" calcext:value-type="float">
            <text:p>17,4</text:p>
          </table:table-cell>
          <table:table-cell table:style-name="ce12" office:value-type="float" office:value="19" calcext:value-type="float">
            <text:p>19</text:p>
          </table:table-cell>
          <table:table-cell table:style-name="ce25" table:formula="of:=([.G48]-[.F48])^2 / [.F48]" office:value-type="float" office:value="0.14873690518223" calcext:value-type="float">
            <text:p>0,15</text:p>
          </table:table-cell>
          <table:table-cell table:number-columns-repeated="24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[.A49]*[.B49]" office:value-type="float" office:value="51" calcext:value-type="float">
            <text:p>51</text:p>
          </table:table-cell>
          <table:table-cell table:style-name="ce16" table:formula="of:=POISSON([.A49];[.$B$60];0)" office:value-type="float" office:value="0.211018721008719" calcext:value-type="float">
            <text:p>0,211</text:p>
          </table:table-cell>
          <table:table-cell table:style-name="ce20" table:formula="of:=SUM([.$B$46:.$B$57]) * [.D49]" office:value-type="float" office:value="21.1018721008719" calcext:value-type="float">
            <text:p>21,1</text:p>
          </table:table-cell>
          <table:table-cell table:style-name="ce22" table:formula="of:=[.E49]" office:value-type="float" office:value="21.1018721008719" calcext:value-type="float">
            <text:p>21,1</text:p>
          </table:table-cell>
          <table:table-cell table:style-name="ce12" office:value-type="float" office:value="17" calcext:value-type="float">
            <text:p>17</text:p>
          </table:table-cell>
          <table:table-cell table:style-name="ce25" table:formula="of:=([.G49]-[.F49])^2 / [.F49]" office:value-type="float" office:value="0.797339432799252" calcext:value-type="float">
            <text:p>0,80</text:p>
          </table:table-cell>
          <table:table-cell table:number-columns-repeated="24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formula="of:=[.A50]*[.B50]" office:value-type="float" office:value="40" calcext:value-type="float">
            <text:p>40</text:p>
          </table:table-cell>
          <table:table-cell table:style-name="ce16" table:formula="of:=POISSON([.A50];[.$B$60];0)" office:value-type="float" office:value="0.192027036117935" calcext:value-type="float">
            <text:p>0,192</text:p>
          </table:table-cell>
          <table:table-cell table:style-name="ce20" table:formula="of:=SUM([.$B$46:.$B$57]) * [.D50]" office:value-type="float" office:value="19.2027036117935" calcext:value-type="float">
            <text:p>19,2</text:p>
          </table:table-cell>
          <table:table-cell table:style-name="ce22" table:formula="of:=[.E50]" office:value-type="float" office:value="19.2027036117935" calcext:value-type="float">
            <text:p>19,2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([.G50]-[.F50])^2 / [.F50]" office:value-type="float" office:value="4.41030364674815" calcext:value-type="float">
            <text:p>4,41</text:p>
          </table:table-cell>
          <table:table-cell table:number-columns-repeated="24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[.A51]*[.B51]" office:value-type="float" office:value="40" calcext:value-type="float">
            <text:p>40</text:p>
          </table:table-cell>
          <table:table-cell table:style-name="ce16" table:formula="of:=POISSON([.A51];[.$B$60];0)" office:value-type="float" office:value="0.139795682293856" calcext:value-type="float">
            <text:p>0,140</text:p>
          </table:table-cell>
          <table:table-cell table:style-name="ce20" table:formula="of:=SUM([.$B$46:.$B$57]) * [.D51]" office:value-type="float" office:value="13.9795682293856" calcext:value-type="float">
            <text:p>14,0</text:p>
          </table:table-cell>
          <table:table-cell table:style-name="ce22" table:formula="of:=[.E51]" office:value-type="float" office:value="13.9795682293856" calcext:value-type="float">
            <text:p>14,0</text:p>
          </table:table-cell>
          <table:table-cell table:style-name="ce12" office:value-type="float" office:value="8" calcext:value-type="float">
            <text:p>8</text:p>
          </table:table-cell>
          <table:table-cell table:style-name="ce25" table:formula="of:=([.G51]-[.F51])^2 / [.F51]" office:value-type="float" office:value="2.55767815022492" calcext:value-type="float">
            <text:p>2,56</text:p>
          </table:table-cell>
          <table:table-cell table:number-columns-repeated="24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formula="of:=[.A52]*[.B52]" office:value-type="float" office:value="42" calcext:value-type="float">
            <text:p>42</text:p>
          </table:table-cell>
          <table:table-cell table:style-name="ce16" table:formula="of:=POISSON([.A52];[.$B$60];0)" office:value-type="float" office:value="0.0848093805916062" calcext:value-type="float">
            <text:p>0,085</text:p>
          </table:table-cell>
          <table:table-cell table:style-name="ce20" table:formula="of:=SUM([.$B$46:.$B$57]) * [.D52]" office:value-type="float" office:value="8.48093805916062" calcext:value-type="float">
            <text:p>8,5</text:p>
          </table:table-cell>
          <table:table-cell table:style-name="ce22" table:formula="of:=[.E52]" office:value-type="float" office:value="8.48093805916062" calcext:value-type="float">
            <text:p>8,5</text:p>
          </table:table-cell>
          <table:table-cell table:style-name="ce12" office:value-type="float" office:value="7" calcext:value-type="float">
            <text:p>7</text:p>
          </table:table-cell>
          <table:table-cell table:style-name="ce25" table:formula="of:=([.G52]-[.F52])^2 / [.F52]" office:value-type="float" office:value="0.258600819835194" calcext:value-type="float">
            <text:p>0,26</text:p>
          </table:table-cell>
          <table:table-cell table:number-columns-repeated="24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formula="of:=[.A53]*[.B53]" office:value-type="float" office:value="35" calcext:value-type="float">
            <text:p>35</text:p>
          </table:table-cell>
          <table:table-cell table:style-name="ce16" table:formula="of:=POISSON([.A53];[.$B$60];0)" office:value-type="float" office:value="0.0441008779076352" calcext:value-type="float">
            <text:p>0,044</text:p>
          </table:table-cell>
          <table:table-cell table:style-name="ce20" table:formula="of:=SUM([.$B$46:.$B$57]) * [.D53]" office:value-type="float" office:value="4.41008779076352" calcext:value-type="float">
            <text:p>4,4</text:p>
          </table:table-cell>
          <table:table-cell table:style-name="ce22" table:formula="of:=SUM([.E53:.E57])" office:value-type="float" office:value="7.62139003939726" calcext:value-type="float">
            <text:p>7,6</text:p>
          </table:table-cell>
          <table:table-cell table:style-name="ce12" office:value-type="float" office:value="17" calcext:value-type="float">
            <text:p>17</text:p>
          </table:table-cell>
          <table:table-cell table:style-name="ce25" table:formula="of:=([.G53]-[.F53])^2 / [.F53]" office:value-type="float" office:value="11.5409819387847" calcext:value-type="float">
            <text:p>11,54</text:p>
          </table:table-cell>
          <table:table-cell table:number-columns-repeated="24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formula="of:=[.A54]*[.B54]" office:value-type="float" office:value="40" calcext:value-type="float">
            <text:p>40</text:p>
          </table:table-cell>
          <table:table-cell table:style-name="ce16" table:formula="of:=POISSON([.A54];[.$B$60];0)" office:value-type="float" office:value="0.020065899447974" calcext:value-type="float">
            <text:p>0,020</text:p>
          </table:table-cell>
          <table:table-cell table:style-name="ce20" table:formula="of:=SUM([.$B$46:.$B$57]) * [.D54]" office:value-type="float" office:value="2.0065899447974" calcext:value-type="float">
            <text:p>2,0</text:p>
          </table:table-cell>
          <table:table-cell table:style-name="ce22"/>
          <table:table-cell table:style-name="ce12"/>
          <table:table-cell table:style-name="ce25"/>
          <table:table-cell table:number-columns-repeated="24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[.A55]*[.B55]" office:value-type="float" office:value="27" calcext:value-type="float">
            <text:p>27</text:p>
          </table:table-cell>
          <table:table-cell table:style-name="ce16" table:formula="of:=POISSON([.A55];[.$B$60];0)" office:value-type="float" office:value="0.00811554155451395" calcext:value-type="float">
            <text:p>0,008</text:p>
          </table:table-cell>
          <table:table-cell table:style-name="ce20" table:formula="of:=SUM([.$B$46:.$B$57]) * [.D55]" office:value-type="float" office:value="0.811554155451394" calcext:value-type="float">
            <text:p>0,8</text:p>
          </table:table-cell>
          <table:table-cell table:style-name="ce22"/>
          <table:table-cell table:style-name="ce12"/>
          <table:table-cell table:style-name="ce25"/>
          <table:table-cell table:number-columns-repeated="24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formula="of:=[.A56]*[.B56]" office:value-type="float" office:value="30" calcext:value-type="float">
            <text:p>30</text:p>
          </table:table-cell>
          <table:table-cell table:style-name="ce16" table:formula="of:=POISSON([.A56];[.$B$60];0)" office:value-type="float" office:value="0.00295405712584308" calcext:value-type="float">
            <text:p>0,003</text:p>
          </table:table-cell>
          <table:table-cell table:style-name="ce20" table:formula="of:=SUM([.$B$46:.$B$57]) * [.D56]" office:value-type="float" office:value="0.295405712584308" calcext:value-type="float">
            <text:p>0,3</text:p>
          </table:table-cell>
          <table:table-cell table:style-name="ce22"/>
          <table:table-cell table:style-name="ce12"/>
          <table:table-cell table:style-name="ce25"/>
          <table:table-cell table:number-columns-repeated="24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formula="of:=[.A57]*[.B57]" office:value-type="float" office:value="11" calcext:value-type="float">
            <text:p>11</text:p>
          </table:table-cell>
          <table:table-cell table:style-name="ce16" table:formula="of:=POISSON([.A57];[.$B$60];0)" office:value-type="float" office:value="0.000977524358006254" calcext:value-type="float">
            <text:p>0,001</text:p>
          </table:table-cell>
          <table:table-cell table:style-name="ce20" table:formula="of:=SUM([.$B$46:.$B$57]) * [.D57]" office:value-type="float" office:value="0.0977524358006254" calcext:value-type="float">
            <text:p>0,1</text:p>
          </table:table-cell>
          <table:table-cell table:style-name="ce22"/>
          <table:table-cell table:style-name="ce12"/>
          <table:table-cell table:style-name="ce25"/>
          <table:table-cell table:number-columns-repeated="248"/>
        </table:table-row>
        <table:table-row table:style-name="ro3">
          <table:table-cell table:style-name="ce7"/>
          <table:table-cell table:style-name="ce7" table:formula="of:=SUM([.B46:.B57])" office:value-type="float" office:value="100" calcext:value-type="float">
            <text:p>100</text:p>
          </table:table-cell>
          <table:table-cell table:style-name="ce15"/>
          <table:table-cell table:style-name="ce17"/>
          <table:table-cell table:style-name="ce21"/>
          <table:table-cell table:style-name="ce23"/>
          <table:table-cell table:style-name="ce7" table:formula="of:=SUM([.G46:.G57])" office:value-type="float" office:value="100" calcext:value-type="float">
            <text:p>100</text:p>
          </table:table-cell>
          <table:table-cell table:style-name="ce26" table:formula="of:=SUM([.H46:.H57])" office:value-type="float" office:value="27.6284547330785" calcext:value-type="float">
            <text:p>27,63</text:p>
          </table:table-cell>
          <table:table-cell table:style-name="ce27" table:number-columns-repeated="248"/>
        </table:table-row>
        <table:table-row table:style-name="ro3">
          <table:table-cell table:number-columns-repeated="256"/>
        </table:table-row>
        <table:table-row table:style-name="ro7">
          <table:table-cell table:style-name="ce8" office:value-type="string" calcext:value-type="string">
            <text:p>Mittelwert der Stichprobe</text:p>
          </table:table-cell>
          <table:table-cell table:style-name="ce13" table:formula="of:=SUM([.C46:.C57]) / [.B58]" office:value-type="float" office:value="3.64" calcext:value-type="float">
            <text:p>3,64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8">
          <table:table-cell office:value-type="string" calcext:value-type="string">
            <text:p>Hypothese H<text:span text:style-name="T1">0</text:span><text:span text:style-name="T2">: Poissonverteilung mit angeg. Param.</text:span></text:p>
          </table:table-cell>
          <table:table-cell table:number-columns-repeated="255"/>
        </table:table-row>
        <table:table-row table:style-name="ro8">
          <table:table-cell office:value-type="string" calcext:value-type="string">
            <text:p>Hypothese H<text:span text:style-name="T1">1</text:span><text:span text:style-name="T2">: keine Poissonverteilung mit angeg. Param.</text:span>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">
          <table:table-cell>
            <draw:frame table:end-cell-address="Tabelle1.B65" table:end-x="6.88mm" table:end-y="11.1mm" draw:z-index="1" draw:style-name="gr2" svg:width="24.89mm" svg:height="10.74mm" svg:x="12.78mm" svg:y="0.36m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5" office:value-type="string" calcext:value-type="string">
            <text:p>daraus ergibt sicht Spalte „Wahrscheinlichkeit“</text:p>
          </table:table-cell>
          <table:table-cell table:number-columns-repeated="253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Default" office:value-type="string" calcext:value-type="string">
            <text:p>Frequenz erwartet: Gesamtanzahl * Wahrscheinlichkeit </text:p>
          </table:table-cell>
          <table:table-cell table:style-name="Default" table:number-columns-repeated="4"/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Default" office:value-type="string" calcext:value-type="string">
            <text:p>Frequenz erwartet &lt; 5 wird zusammengezogen: Frequenz erwartet neu</text:p>
          </table:table-cell>
          <table:table-cell table:style-name="Default" table:number-columns-repeated="4"/>
          <table:table-cell table:number-columns-repeated="251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0">
          <table:table-cell table:style-name="ce9" office:value-type="string" calcext:value-type="string">
            <text:p>Hypothese H<text:span text:style-name="T1">0</text:span><text:span text:style-name="T2"> wird verworfen, wenn</text:span></text:p>
          </table:table-cell>
          <table:table-cell table:style-name="Default">
            <draw:frame table:end-cell-address="Tabelle1.C71" table:end-x="14.77mm" table:end-y="11.11mm" draw:z-index="3" draw:style-name="gr2" svg:width="33.45mm" svg:height="9.2mm" svg:x="3.99mm" svg:y="1.91mm">
              <t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style-name="ce18" office:value-type="string" calcext:value-type="string">
            <text:p>α: Signifikanzniveau, Irrtumswahrscheinlichkeit</text:p>
            <text:p>s: Anz. der Parameter der angenom. Verteilung</text:p>
          </table:table-cell>
          <table:table-cell table:style-name="Default"/>
          <table:table-cell table:number-columns-repeated="251"/>
        </table:table-row>
        <table:table-row table:style-name="ro11">
          <table:table-cell table:style-name="Default" table:number-columns-repeated="3"/>
          <table:table-cell table:style-name="ce19" office:value-type="string" calcext:value-type="string" table:number-columns-spanned="4" table:number-rows-spanned="1">
            <text:p>Falls die Nullhypothese richtig ist, darf die Wahrscheinlichkeit dafür, dass diese anhand des Testergebnisses abgelehnt wird (sogenannter Fehler 1. Art), nicht mehr als α betragen</text:p>
          </table:table-cell>
          <table:covered-table-cell table:style-name="Default"/>
          <table:covered-table-cell table:number-columns-repeated="2"/>
          <table:table-cell table:number-columns-repeated="249"/>
        </table:table-row>
        <table:table-row table:style-name="ro12">
          <table:table-cell table:style-name="ce10" office:value-type="string" calcext:value-type="string">
            <text:p>Chi-Quadrat-Verteilung für </text:p>
            <text:p><text:span text:style-name="T3">α = 0.05</text:span></text:p>
          </table:table-cell>
          <table:table-cell table:style-name="ce14" table:formula="of:=LEGACY.CHIINV(0.05;5)" office:value-type="float" office:value="11.0704976935164" calcext:value-type="float">
            <text:p>11,07</text:p>
          </table:table-cell>
          <table:table-cell table:style-name="Default" table:number-columns-repeated="3"/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de" fo:country="AT" style:font-name-asian="Andale Sans UI" style:language-asian="zxx" style:country-asian="none" style:font-name-complex="Andale Sans UI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de" fo:country="AT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.00.0000</text:date>, <text:time style:data-style-name="N2" text:time-value="10:28:33.6777545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Helge Hagenauer</meta:initial-creator>
    <meta:creation-date>2009-04-24T09:56:52</meta:creation-date>
    <dc:creator>Helge Hagenauer</dc:creator>
    <dc:date>2015-05-21T10:55:42.726566577</dc:date>
    <meta:editing-cycles>49</meta:editing-cycles>
    <meta:editing-duration>PT4H47M55S</meta:editing-duration>
    <meta:document-statistic meta:table-count="1" meta:cell-count="13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8.97973346710205pt" style:font-size-asian="8.97973346710205pt" style:font-size-complex="8.97973346710205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7973346710205pt" style:font-size-asian="8.97973346710205pt" style:font-size-complex="8.9797334671020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78cm" svg:height="6.986cm" xlink:href=".." xlink:type="simple" chart:class="chart:bar" chart:style-name="ch1">
        <chart:plot-area chart:style-name="ch2" table:cell-range-address="Tabelle1.A3:Tabelle1.B14 Tabelle1.B2:Tabelle1.B2" chart:data-source-has-labels="both" svg:x="0.877cm" svg:y="0.137cm" svg:width="6.938cm" svg:height="6.004cm">
          <chartooo:coordinate-region svg:x="1.446cm" svg:y="0.31cm" svg:width="6.369cm" svg:height="5.237cm"/>
          <chart:axis chart:dimension="x" chart:name="primary-x" chart:style-name="ch3" chartooo:axis-type="text">
            <chart:title svg:x="2.484cm" svg:y="6.476cm" chart:style-name="ch4">
              <text:p>Ankünfte pro Intervall</text:p>
            </chart:title>
            <chart:categories table:cell-range-address="Tabelle1.A3:Tabelle1.A14"/>
          </chart:axis>
          <chart:axis chart:dimension="y" chart:name="primary-y" chart:style-name="ch5">
            <chart:title svg:x="0.16cm" svg:y="5.733cm" chart:style-name="ch6">
              <text:p>Frequenz (wie oft beobachtet)</text:p>
            </chart:title>
            <chart:grid chart:style-name="ch7" chart:class="major"/>
          </chart:axis>
          <chart:series chart:style-name="ch8" chart:values-cell-range-address="Tabelle1.B3:Tabelle1.B14" chart:label-cell-address="Tabelle1.B2:Tabelle1.B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z (wie oft beobachtet)</text:p>
                <draw:g>
                  <svg:desc>Tabelle1.B2:Tabelle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3:Tabelle1.A14</svg:desc>
                </draw:g>
              </table:table-cell>
              <table:table-cell office:value-type="float" office:value="12">
                <text:p>12</text:p>
                <draw:g>
                  <svg:desc>Tabelle1.B3:Tabelle1.B1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>w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i mathvariant="normal">λ</mi>
              </mrow>
            </msup>
            <msup>
              <mi mathvariant="normal">λ</mi>
              <mi>x</mi>
            </msup>
          </mrow>
          <mrow>
            <mi>x</mi>
            <mi>!</mi>
          </mrow>
        </mfrac>
      </mrow>
    </mrow>
    <annotation encoding="StarMath 5.0">w(x) = {func e^{-%lambda} %lambda^x} over {x!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14pt">
      <math:mrow>
        <math:mrow>
          <math:msubsup>
            <math:mo math:stretchy="false">χ</math:mo>
            <math:mn>0</math:mn>
            <math:mn>2</math:mn>
          </math:msubsup>
          <math:mo math:stretchy="false">=</math:mo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underover>
            <math:mfrac>
              <math:msup>
                <math:mrow>
                  <math:mo math:stretchy="false">(</math:mo>
                  <math:mrow>
                    <math:msub>
                      <math:mi>B</math:mi>
                      <math:mi>i</math:mi>
                    </math:msub>
                    <math:mo math:stretchy="false">−</math:mo>
                    <math:msub>
                      <math:mi>E</math:mi>
                      <math:mi>i</math:mi>
                    </math:msub>
                  </math:mrow>
                  <math:mo math:stretchy="false">)</math:mo>
                </math:mrow>
                <math:mn>2</math:mn>
              </math:msup>
              <math:msub>
                <math:mi>E</math:mi>
                <math:mi>i</math:mi>
              </math:msub>
            </math:mfrac>
          </math:mrow>
        </math:mrow>
      </math:mrow>
    </math:mstyle>
    <math:annotation math:encoding="StarMath 5.0">size 14 {%chi_0^2 = sum from{i=1} to{k} {{(B_i - E_i)^2} over E_i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18pt">
      <math:mrow>
        <math:mrow>
          <math:msubsup>
            <math:mo math:stretchy="false">χ</math:mo>
            <math:mn>0</math:mn>
            <math:mn>2</math:mn>
          </math:msubsup>
          <math:mo math:stretchy="false">&gt;</math:mo>
          <math:msubsup>
            <math:mo math:stretchy="false">χ</math:mo>
            <math:mrow>
              <math:mo math:stretchy="false">α</math:mo>
              <math:mi>,</math:mi>
              <math:mrow>
                <math:mrow>
                  <math:mi>k</math:mi>
                  <math:mo math:stretchy="false">−</math:mo>
                  <math:mi>s</math:mi>
                </math:mrow>
                <math:mo math:stretchy="false">−</math:mo>
                <math:mn>1</math:mn>
              </math:mrow>
            </math:mrow>
            <math:mn>2</math:mn>
          </math:msubsup>
        </math:mrow>
      </math:mrow>
    </math:mstyle>
    <math:annotation math:encoding="StarMath 5.0">size 18 {%chi_0^2 &gt; %chi_{%alpha, k-s-1}^2}</math:annotation>
  </math:semantics>
</math:math>
</file>